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AF000000EE000000EE48E44F07041B1797.svg" manifest:media-type="image/svg+xml"/>
  <manifest:file-entry manifest:full-path="Pictures/100002010000000900000009B87547251148487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237cm" svg:height="0.237cm" draw:transform="rotate (-1.5707963267949) translate (0.236cm 0cm)">
          <draw:image xlink:href="Pictures/100000AF000000EE000000EE48E44F07041B1797.svg" xlink:type="simple" xlink:show="embed" xlink:actuate="onLoad" draw:mime-type="image/svg+xml">
            <text:p/>
          </draw:image>
          <draw:image xlink:href="Pictures/100002010000000900000009B87547251148487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1cm" fo:margin-bottom="0.01cm" fo:margin-left="0.01cm" fo:margin-right="0.01cm" fo:page-width="0.238cm" fo:page-height="0.2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16T18:19:31.191000000</dc:date>
    <meta:editing-duration>PT3M24S</meta:editing-duration>
    <meta:editing-cycles>1</meta:editing-cycles>
    <meta:document-statistic meta:object-count="1"/>
    <meta:generator>LibreOffice/7.0.6.2$Windows_X86_64 LibreOffice_project/144abb84a525d8e30c9dbbefa69cbbf2d8d4ae3b</meta:generator>
  </office:meta>
</office:document-meta>
</file>